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953in" svg:y="12.3965in">
            <draw:object draw:notify-on-update-of-ranges="Sheet1.A64:Sheet1.A73 Sheet1.B63:Sheet1.B63 Sheet1.B64:Sheet1.B73 Sheet1.C63:Sheet1.C63 Sheet1.C64:Sheet1.C73 Sheet1.D63:Sheet1.D63 Sheet1.D64:Sheet1.D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3.5953in" svg:y="15.8453in">
            <draw:object draw:notify-on-update-of-ranges="Sheet1.A85:Sheet1.A94 Sheet1.B84:Sheet1.B84 Sheet1.B85:Sheet1.B94 Sheet1.C84:Sheet1.C84 Sheet1.C85:Sheet1.C94 Sheet1.D84:Sheet1.D84 Sheet1.D85:Sheet1.D9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SO 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 office:value-type="string" calcext:value-type="string">
            <text:p>Merge</text:p>
          </table:table-cell>
          <table:table-cell>
            <draw:frame draw:z-index="3" draw:style-name="gr1" draw:text-style-name="P1" svg:width="6.2988in" svg:height="3.5429in" svg:x="0.0882in" svg:y="0.011in">
              <draw:object draw:notify-on-update-of-ranges="Sheet1.A3:Sheet1.A12 Sheet1.B2:Sheet1.B2 Sheet1.B3:Sheet1.B12 Sheet1.C2:Sheet1.C2 Sheet1.C3:Sheet1.C12 Sheet1.D2:Sheet1.D2 Sheet1.D3:Sheet1.D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53" calcext:value-type="float">
            <text:p>35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52" calcext:value-type="float">
            <text:p>552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90" calcext:value-type="float">
            <text:p>79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85" calcext:value-type="float">
            <text:p>1085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20" calcext:value-type="float">
            <text:p>1420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00" calcext:value-type="float">
            <text:p>1800</text:p>
          </table:table-cell>
          <table:table-cell office:value-type="float" office:value="551" calcext:value-type="float">
            <text:p>5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40" calcext:value-type="float">
            <text:p>2240</text:p>
          </table:table-cell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CASO 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 office:value-type="string" calcext:value-type="string">
            <text:p>Merge</text:p>
          </table:table-cell>
          <table:table-cell>
            <draw:frame draw:z-index="2" draw:style-name="gr1" draw:text-style-name="P1" svg:width="6.2988in" svg:height="3.5429in" svg:x="0.1319in" svg:y="0.0106in">
              <draw:object draw:notify-on-update-of-ranges="Sheet1.A23:Sheet1.A32 Sheet1.B22:Sheet1.B22 Sheet1.B23:Sheet1.B32 Sheet1.C22:Sheet1.C22 Sheet1.C23:Sheet1.C32 Sheet1.D22:Sheet1.D22 Sheet1.D23:Sheet1.D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53" calcext:value-type="float">
            <text:p>35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52" calcext:value-type="float">
            <text:p>552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90" calcext:value-type="float">
            <text:p>790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85" calcext:value-type="float">
            <text:p>1085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20" calcext:value-type="float">
            <text:p>1420</text:p>
          </table:table-cell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00" calcext:value-type="float">
            <text:p>1800</text:p>
          </table:table-cell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40" calcext:value-type="float">
            <text:p>2240</text:p>
          </table:table-cell>
          <table:table-cell office:value-type="float" office:value="1119" calcext:value-type="float">
            <text:p>11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CASO 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 office:value-type="string" calcext:value-type="string">
            <text:p>Merge</text:p>
          </table:table-cell>
          <table:table-cell>
            <draw:frame draw:z-index="1" draw:style-name="gr1" draw:text-style-name="P1" svg:width="6.2988in" svg:height="3.5429in" svg:x="0.0996in" svg:y="0.074in">
              <draw:object draw:notify-on-update-of-ranges="Sheet1.A43:Sheet1.A52 Sheet1.B42:Sheet1.B42 Sheet1.B43:Sheet1.B52 Sheet1.C42:Sheet1.C42 Sheet1.C43:Sheet1.C52 Sheet1.D42:Sheet1.D42 Sheet1.D43:Sheet1.D5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53" calcext:value-type="float">
            <text:p>35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52" calcext:value-type="float">
            <text:p>55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85" calcext:value-type="float">
            <text:p>108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20" calcext:value-type="float">
            <text:p>142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00" calcext:value-type="float">
            <text:p>1800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40" calcext:value-type="float">
            <text:p>2240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CASO 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 office:value-type="string" calcext:value-type="string">
            <text:p>Merge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53" calcext:value-type="float">
            <text:p>353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52" calcext:value-type="float">
            <text:p>55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90" calcext:value-type="float">
            <text:p>790</text:p>
          </table:table-cell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85" calcext:value-type="float">
            <text:p>1085</text:p>
          </table:table-cell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20" calcext:value-type="float">
            <text:p>1420</text:p>
          </table:table-cell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00" calcext:value-type="float">
            <text:p>1800</text:p>
          </table:table-cell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40" calcext:value-type="float">
            <text:p>2240</text:p>
          </table:table-cell>
          <table:table-cell office:value-type="float" office:value="1121" calcext:value-type="float">
            <text:p>11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CASO 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 office:value-type="string" calcext:value-type="string">
            <text:p>Merge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53" calcext:value-type="float">
            <text:p>35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52" calcext:value-type="float">
            <text:p>55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90" calcext:value-type="float">
            <text:p>79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85" calcext:value-type="float">
            <text:p>1085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20" calcext:value-type="float">
            <text:p>1420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00" calcext:value-type="float">
            <text:p>1800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40" calcext:value-type="float">
            <text:p>224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6:39:09.851494650</meta:creation-date>
    <dc:date>2025-02-14T19:31:21.667992375</dc:date>
    <meta:editing-duration>PT58M31S</meta:editing-duration>
    <meta:editing-cycles>3</meta:editing-cycles>
    <meta:generator>LibreOffice/24.2.7.2$Linux_X86_64 LibreOffice_project/420$Build-2</meta:generator>
    <meta:document-statistic meta:table-count="1" meta:cell-count="225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Caso 01</text:p>
        </chart:title>
        <chart:legend chart:legend-position="end" svg:x="13.28cm" svg:y="3.584cm" style:legend-expansion="high" chart:style-name="ch3"/>
        <chart:plot-area chart:style-name="ch4" table:cell-range-address="Sheet1.A2:Sheet1.D12" chart:data-source-has-labels="both" svg:x="1.411cm" svg:y="1.381cm" svg:width="11.549cm" svg:height="6.378cm">
          <chart:coordinate-region svg:x="2.429cm" svg:y="1.62cm" svg:width="9.947cm" svg:height="5.413cm"/>
          <chart:axis chart:dimension="x" chart:name="primary-x" chart:style-name="ch5" chartooo:axis-type="auto">
            <chartooo:date-scale/>
            <chart:title svg:x="5.818cm" svg:y="7.939cm" chart:style-name="ch6">
              <text:p>Tamanho da Lista</text:p>
            </chart:title>
            <chart:categories table:cell-range-address="Sheet1.A3:Sheet1.A12"/>
          </chart:axis>
          <chart:axis chart:dimension="y" chart:name="primary-y" chart:style-name="ch5">
            <chart:title svg:x="0.451cm" svg:y="6.466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Sheet1.B3:Sheet1.B12" chart:label-cell-address="Sheet1.B2:Sheet1.B2" chart:class="chart:line">
            <chart:data-point chart:repeated="10"/>
          </chart:series>
          <chart:series chart:style-name="ch10" chart:values-cell-range-address="Sheet1.C3:Sheet1.C12" chart:label-cell-address="Sheet1.C2:Sheet1.C2" chart:class="chart:line">
            <chart:data-point chart:repeated="10"/>
          </chart:series>
          <chart:series chart:style-name="ch11" chart:values-cell-range-address="Sheet1.D3:Sheet1.D12" chart:label-cell-address="Sheet1.D2:Sheet1.D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Sheet1.B2:Sheet1.B2</svg:desc>
                </draw:g>
              </table:table-cell>
              <table:table-cell office:value-type="string">
                <text:p>Inserção</text:p>
                <draw:g>
                  <svg:desc>Sheet1.C2:Sheet1.C2</svg:desc>
                </draw:g>
              </table:table-cell>
              <table:table-cell office:value-type="string">
                <text:p>Merg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3:Sheet1.A12</svg:desc>
                </draw:g>
              </table:table-cell>
              <table:table-cell office:value-type="float" office:value="23">
                <text:p>23</text:p>
                <draw:g>
                  <svg:desc>Sheet1.B3:Sheet1.B12</svg:desc>
                </draw:g>
              </table:table-cell>
              <table:table-cell office:value-type="float" office:value="6">
                <text:p>6</text:p>
                <draw:g>
                  <svg:desc>Sheet1.C3:Sheet1.C12</svg:desc>
                </draw:g>
              </table:table-cell>
              <table:table-cell office:value-type="float" office:value="0">
                <text:p>0</text:p>
                <draw:g>
                  <svg:desc>Sheet1.D3:Sheet1.D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53">
                <text:p>353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52">
                <text:p>552</text:p>
              </table:table-cell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90">
                <text:p>790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85">
                <text:p>1085</text:p>
              </table:table-cell>
              <table:table-cell office:value-type="float" office:value="335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420">
                <text:p>1420</text:p>
              </table:table-cell>
              <table:table-cell office:value-type="float" office:value="432">
                <text:p>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800">
                <text:p>1800</text:p>
              </table:table-cell>
              <table:table-cell office:value-type="float" office:value="551">
                <text:p>5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40">
                <text:p>2240</text:p>
              </table:table-cell>
              <table:table-cell office:value-type="float" office:value="680">
                <text:p>68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Caso 02</text:p>
        </chart:title>
        <chart:legend chart:legend-position="end" svg:x="13.28cm" svg:y="3.584cm" style:legend-expansion="high" chart:style-name="ch3"/>
        <chart:plot-area chart:style-name="ch4" table:cell-range-address="Sheet1.A22:Sheet1.D32" chart:data-source-has-labels="both" svg:x="1.411cm" svg:y="1.381cm" svg:width="11.549cm" svg:height="6.378cm">
          <chart:coordinate-region svg:x="2.429cm" svg:y="1.62cm" svg:width="9.947cm" svg:height="5.413cm"/>
          <chart:axis chart:dimension="x" chart:name="primary-x" chart:style-name="ch5" chartooo:axis-type="auto">
            <chartooo:date-scale/>
            <chart:title svg:x="5.818cm" svg:y="7.939cm" chart:style-name="ch6">
              <text:p>Tamanho da Lista</text:p>
            </chart:title>
            <chart:categories table:cell-range-address="Sheet1.A23:Sheet1.A32"/>
          </chart:axis>
          <chart:axis chart:dimension="y" chart:name="primary-y" chart:style-name="ch5">
            <chart:title svg:x="0.451cm" svg:y="6.466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Sheet1.B23:Sheet1.B32" chart:label-cell-address="Sheet1.B22:Sheet1.B22" chart:class="chart:line">
            <chart:data-point chart:repeated="10"/>
          </chart:series>
          <chart:series chart:style-name="ch10" chart:values-cell-range-address="Sheet1.C23:Sheet1.C32" chart:label-cell-address="Sheet1.C22:Sheet1.C22" chart:class="chart:line">
            <chart:data-point chart:repeated="10"/>
          </chart:series>
          <chart:series chart:style-name="ch11" chart:values-cell-range-address="Sheet1.D23:Sheet1.D32" chart:label-cell-address="Sheet1.D22:Sheet1.D2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Sheet1.B22:Sheet1.B22</svg:desc>
                </draw:g>
              </table:table-cell>
              <table:table-cell office:value-type="string">
                <text:p>Inserção</text:p>
                <draw:g>
                  <svg:desc>Sheet1.C22:Sheet1.C22</svg:desc>
                </draw:g>
              </table:table-cell>
              <table:table-cell office:value-type="string">
                <text:p>Merge</text:p>
                <draw:g>
                  <svg:desc>Sheet1.D22:Sheet1.D2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3:Sheet1.A32</svg:desc>
                </draw:g>
              </table:table-cell>
              <table:table-cell office:value-type="float" office:value="23">
                <text:p>23</text:p>
                <draw:g>
                  <svg:desc>Sheet1.B23:Sheet1.B32</svg:desc>
                </draw:g>
              </table:table-cell>
              <table:table-cell office:value-type="float" office:value="11">
                <text:p>11</text:p>
                <draw:g>
                  <svg:desc>Sheet1.C23:Sheet1.C32</svg:desc>
                </draw:g>
              </table:table-cell>
              <table:table-cell office:value-type="float" office:value="0">
                <text:p>0</text:p>
                <draw:g>
                  <svg:desc>Sheet1.D23:Sheet1.D3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53">
                <text:p>353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52">
                <text:p>552</text:p>
              </table:table-cell>
              <table:table-cell office:value-type="float" office:value="282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90">
                <text:p>790</text:p>
              </table:table-cell>
              <table:table-cell office:value-type="float" office:value="404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85">
                <text:p>1085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420">
                <text:p>1420</text:p>
              </table:table-cell>
              <table:table-cell office:value-type="float" office:value="717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800">
                <text:p>1800</text:p>
              </table:table-cell>
              <table:table-cell office:value-type="float" office:value="920">
                <text:p>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40">
                <text:p>2240</text:p>
              </table:table-cell>
              <table:table-cell office:value-type="float" office:value="1119">
                <text:p>111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Caso 03</text:p>
        </chart:title>
        <chart:legend chart:legend-position="end" svg:x="13.28cm" svg:y="3.584cm" style:legend-expansion="high" chart:style-name="ch3"/>
        <chart:plot-area chart:style-name="ch4" table:cell-range-address="Sheet1.A42:Sheet1.D52" chart:data-source-has-labels="both" svg:x="1.411cm" svg:y="1.381cm" svg:width="11.549cm" svg:height="6.378cm">
          <chart:coordinate-region svg:x="2.429cm" svg:y="1.62cm" svg:width="9.947cm" svg:height="5.413cm"/>
          <chart:axis chart:dimension="x" chart:name="primary-x" chart:style-name="ch5" chartooo:axis-type="auto">
            <chartooo:date-scale/>
            <chart:title svg:x="5.818cm" svg:y="7.939cm" chart:style-name="ch6">
              <text:p>Tamanho da Lista</text:p>
            </chart:title>
            <chart:categories table:cell-range-address="Sheet1.A43:Sheet1.A52"/>
          </chart:axis>
          <chart:axis chart:dimension="y" chart:name="primary-y" chart:style-name="ch5">
            <chart:title svg:x="0.451cm" svg:y="6.466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Sheet1.B43:Sheet1.B52" chart:label-cell-address="Sheet1.B42:Sheet1.B42" chart:class="chart:line">
            <chart:data-point chart:repeated="10"/>
          </chart:series>
          <chart:series chart:style-name="ch10" chart:values-cell-range-address="Sheet1.C43:Sheet1.C52" chart:label-cell-address="Sheet1.C42:Sheet1.C42" chart:class="chart:line">
            <chart:data-point chart:repeated="10"/>
          </chart:series>
          <chart:series chart:style-name="ch11" chart:values-cell-range-address="Sheet1.D43:Sheet1.D52" chart:label-cell-address="Sheet1.D42:Sheet1.D4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Sheet1.B42:Sheet1.B42</svg:desc>
                </draw:g>
              </table:table-cell>
              <table:table-cell office:value-type="string">
                <text:p>Inserção</text:p>
                <draw:g>
                  <svg:desc>Sheet1.C42:Sheet1.C42</svg:desc>
                </draw:g>
              </table:table-cell>
              <table:table-cell office:value-type="string">
                <text:p>Merge</text:p>
                <draw:g>
                  <svg:desc>Sheet1.D42:Sheet1.D4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43:Sheet1.A52</svg:desc>
                </draw:g>
              </table:table-cell>
              <table:table-cell office:value-type="float" office:value="23">
                <text:p>23</text:p>
                <draw:g>
                  <svg:desc>Sheet1.B43:Sheet1.B52</svg:desc>
                </draw:g>
              </table:table-cell>
              <table:table-cell office:value-type="float" office:value="1">
                <text:p>1</text:p>
                <draw:g>
                  <svg:desc>Sheet1.C43:Sheet1.C52</svg:desc>
                </draw:g>
              </table:table-cell>
              <table:table-cell office:value-type="float" office:value="0">
                <text:p>0</text:p>
                <draw:g>
                  <svg:desc>Sheet1.D43:Sheet1.D5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0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53">
                <text:p>353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52">
                <text:p>552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90">
                <text:p>790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85">
                <text:p>1085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420">
                <text:p>1420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800">
                <text:p>1800</text:p>
              </table:table-cell>
              <table:table-cell office:value-type="float" office:value="183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40">
                <text:p>2240</text:p>
              </table:table-cell>
              <table:table-cell office:value-type="float" office:value="228">
                <text:p>22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Caso 04</text:p>
        </chart:title>
        <chart:legend chart:legend-position="end" svg:x="13.28cm" svg:y="3.584cm" style:legend-expansion="high" chart:style-name="ch3"/>
        <chart:plot-area chart:style-name="ch4" table:cell-range-address="Sheet1.A63:Sheet1.D73" chart:data-source-has-labels="both" svg:x="1.411cm" svg:y="1.381cm" svg:width="11.549cm" svg:height="6.378cm">
          <chart:coordinate-region svg:x="2.429cm" svg:y="1.62cm" svg:width="9.947cm" svg:height="5.413cm"/>
          <chart:axis chart:dimension="x" chart:name="primary-x" chart:style-name="ch5" chartooo:axis-type="auto">
            <chartooo:date-scale/>
            <chart:title svg:x="5.818cm" svg:y="7.939cm" chart:style-name="ch6">
              <text:p>Tamanho da Lista</text:p>
            </chart:title>
            <chart:categories table:cell-range-address="Sheet1.A64:Sheet1.A73"/>
          </chart:axis>
          <chart:axis chart:dimension="y" chart:name="primary-y" chart:style-name="ch5">
            <chart:title svg:x="0.451cm" svg:y="6.466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Sheet1.B64:Sheet1.B73" chart:label-cell-address="Sheet1.B63:Sheet1.B63" chart:class="chart:line">
            <chart:data-point chart:repeated="10"/>
          </chart:series>
          <chart:series chart:style-name="ch10" chart:values-cell-range-address="Sheet1.C64:Sheet1.C73" chart:label-cell-address="Sheet1.C63:Sheet1.C63" chart:class="chart:line">
            <chart:data-point chart:repeated="10"/>
          </chart:series>
          <chart:series chart:style-name="ch11" chart:values-cell-range-address="Sheet1.D64:Sheet1.D73" chart:label-cell-address="Sheet1.D63:Sheet1.D6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Sheet1.B63:Sheet1.B63</svg:desc>
                </draw:g>
              </table:table-cell>
              <table:table-cell office:value-type="string">
                <text:p>Inserção</text:p>
                <draw:g>
                  <svg:desc>Sheet1.C63:Sheet1.C63</svg:desc>
                </draw:g>
              </table:table-cell>
              <table:table-cell office:value-type="string">
                <text:p>Merge</text:p>
                <draw:g>
                  <svg:desc>Sheet1.D63:Sheet1.D63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64:Sheet1.A73</svg:desc>
                </draw:g>
              </table:table-cell>
              <table:table-cell office:value-type="float" office:value="23">
                <text:p>23</text:p>
                <draw:g>
                  <svg:desc>Sheet1.B64:Sheet1.B73</svg:desc>
                </draw:g>
              </table:table-cell>
              <table:table-cell office:value-type="float" office:value="11">
                <text:p>11</text:p>
                <draw:g>
                  <svg:desc>Sheet1.C64:Sheet1.C73</svg:desc>
                </draw:g>
              </table:table-cell>
              <table:table-cell office:value-type="float" office:value="0">
                <text:p>0</text:p>
                <draw:g>
                  <svg:desc>Sheet1.D64:Sheet1.D73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8">
                <text:p>88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53">
                <text:p>353</text:p>
              </table:table-cell>
              <table:table-cell office:value-type="float" office:value="182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52">
                <text:p>552</text:p>
              </table:table-cell>
              <table:table-cell office:value-type="float" office:value="282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90">
                <text:p>790</text:p>
              </table:table-cell>
              <table:table-cell office:value-type="float" office:value="413">
                <text:p>4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85">
                <text:p>1085</text:p>
              </table:table-cell>
              <table:table-cell office:value-type="float" office:value="555">
                <text:p>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420">
                <text:p>1420</text:p>
              </table:table-cell>
              <table:table-cell office:value-type="float" office:value="722">
                <text:p>7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800">
                <text:p>1800</text:p>
              </table:table-cell>
              <table:table-cell office:value-type="float" office:value="910">
                <text:p>9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40">
                <text:p>2240</text:p>
              </table:table-cell>
              <table:table-cell office:value-type="float" office:value="1121">
                <text:p>112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Caso 05</text:p>
        </chart:title>
        <chart:legend chart:legend-position="end" svg:x="13.28cm" svg:y="3.584cm" style:legend-expansion="high" chart:style-name="ch3"/>
        <chart:plot-area chart:style-name="ch4" table:cell-range-address="Sheet1.A84:Sheet1.D94" chart:data-source-has-labels="both" svg:x="1.411cm" svg:y="1.381cm" svg:width="11.549cm" svg:height="6.378cm">
          <chart:coordinate-region svg:x="2.429cm" svg:y="1.62cm" svg:width="9.947cm" svg:height="5.413cm"/>
          <chart:axis chart:dimension="x" chart:name="primary-x" chart:style-name="ch5" chartooo:axis-type="auto">
            <chartooo:date-scale/>
            <chart:title svg:x="5.818cm" svg:y="7.939cm" chart:style-name="ch6">
              <text:p>Tamanho da Lista</text:p>
            </chart:title>
            <chart:categories table:cell-range-address="Sheet1.A85:Sheet1.A94"/>
          </chart:axis>
          <chart:axis chart:dimension="y" chart:name="primary-y" chart:style-name="ch5">
            <chart:title svg:x="0.451cm" svg:y="6.466cm" chart:style-name="ch7">
              <text:p>Tempo de Execução (ms)</text:p>
            </chart:title>
            <chart:grid chart:style-name="ch8" chart:class="major"/>
          </chart:axis>
          <chart:series chart:style-name="ch9" chart:values-cell-range-address="Sheet1.B85:Sheet1.B94" chart:label-cell-address="Sheet1.B84:Sheet1.B84" chart:class="chart:line">
            <chart:data-point chart:repeated="10"/>
          </chart:series>
          <chart:series chart:style-name="ch10" chart:values-cell-range-address="Sheet1.C85:Sheet1.C94" chart:label-cell-address="Sheet1.C84:Sheet1.C84" chart:class="chart:line">
            <chart:data-point chart:repeated="10"/>
          </chart:series>
          <chart:series chart:style-name="ch11" chart:values-cell-range-address="Sheet1.D85:Sheet1.D94" chart:label-cell-address="Sheet1.D84:Sheet1.D8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Sheet1.B84:Sheet1.B84</svg:desc>
                </draw:g>
              </table:table-cell>
              <table:table-cell office:value-type="string">
                <text:p>Inserção</text:p>
                <draw:g>
                  <svg:desc>Sheet1.C84:Sheet1.C84</svg:desc>
                </draw:g>
              </table:table-cell>
              <table:table-cell office:value-type="string">
                <text:p>Merge</text:p>
                <draw:g>
                  <svg:desc>Sheet1.D84:Sheet1.D8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85:Sheet1.A94</svg:desc>
                </draw:g>
              </table:table-cell>
              <table:table-cell office:value-type="float" office:value="23">
                <text:p>23</text:p>
                <draw:g>
                  <svg:desc>Sheet1.B85:Sheet1.B94</svg:desc>
                </draw:g>
              </table:table-cell>
              <table:table-cell office:value-type="float" office:value="2">
                <text:p>2</text:p>
                <draw:g>
                  <svg:desc>Sheet1.C85:Sheet1.C94</svg:desc>
                </draw:g>
              </table:table-cell>
              <table:table-cell office:value-type="float" office:value="0">
                <text:p>0</text:p>
                <draw:g>
                  <svg:desc>Sheet1.D85:Sheet1.D9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8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53">
                <text:p>35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52">
                <text:p>552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90">
                <text:p>790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85">
                <text:p>1085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420">
                <text:p>1420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800">
                <text:p>1800</text:p>
              </table:table-cell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40">
                <text:p>2240</text:p>
              </table:table-cell>
              <table:table-cell office:value-type="float" office:value="240">
                <text:p>24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